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8f005"/>
    </style:style>
    <style:style style:name="P2" style:family="paragraph" style:parent-style-name="Standard">
      <style:paragraph-properties fo:text-align="justify" style:justify-single-word="false"/>
      <style:text-properties officeooo:rsid="0018f005" officeooo:paragraph-rsid="0018f005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8f005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Kowalke Witold</text:span><text:span text:style-name="T1"> AIim gr.2 461</text:span><text:span text:style-name="T2">48</text:span></text:p>
      <text:p text:style-name="P1"><text:span text:style-name="T2"/></text:p>
      <text:p text:style-name="P2"><text:span text:style-name="T1">zad1</text:span></text:p>
      <text:p text:style-name="P2"><text:span text:style-name="T1">a) 8 bitów</text:span></text:p>
      <text:p text:style-name="P2"><text:span text:style-name="T1">b)16 bitów</text:span></text:p>
      <text:p text:style-name="P2"><text:span text:style-name="T1">c),d),e) w załączonym kodzie</text:span></text:p>
      <text:p text:style-name="P2"><text:span text:style-name="T1"/></text:p>
      <text:p text:style-name="P2"><text:span text:style-name="T1">zad2</text:span></text:p>
      <text:p text:style-name="P2"><text:span text:style-name="T1">a)7</text:span></text:p>
      <text:p text:style-name="P2"><text:span text:style-name="T1">b)70</text:span></text:p>
      <text:p text:style-name="P2"><text:span text:style-name="T1">c),d),e) w załączonym kodzi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20:22:06.422000000</meta:creation-date>
    <dc:date>2021-03-09T20:27:24.924000000</dc:date>
    <meta:editing-duration>PT5M19S</meta:editing-duration>
    <meta:editing-cycles>1</meta:editing-cycles>
    <meta:document-statistic meta:table-count="0" meta:image-count="0" meta:object-count="0" meta:page-count="1" meta:paragraph-count="9" meta:word-count="22" meta:character-count="121" meta:non-whitespace-character-count="108"/>
    <meta:generator>LibreOffice/7.1.0.3$Windows_X86_64 LibreOffice_project/f6099ecf3d29644b5008cc8f48f42f4a40986e4c</meta:generator>
  </office:meta>
</office:document-meta>
</file>